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FreeSerif" fo:language="en" fo:country="US" officeooo:rsid="000c3b45" officeooo:paragraph-rsid="000c3b45"/>
    </style:style>
    <style:style style:name="P2" style:family="paragraph" style:parent-style-name="Text_20_body">
      <style:text-properties style:font-name="FreeSerif" fo:language="en" fo:country="US" officeooo:rsid="000e42b9" officeooo:paragraph-rsid="000e42b9"/>
    </style:style>
    <style:style style:name="P3" style:family="paragraph" style:parent-style-name="Text_20_body">
      <style:text-properties fo:language="en" fo:country="US" officeooo:rsid="0008e496" officeooo:paragraph-rsid="0008e496"/>
    </style:style>
    <style:style style:name="P4" style:family="paragraph" style:parent-style-name="Text_20_body">
      <style:text-properties officeooo:paragraph-rsid="000e42b9"/>
    </style:style>
    <style:style style:name="P5" style:family="paragraph" style:parent-style-name="Heading_20_2">
      <style:text-properties fo:language="en" fo:country="US" officeooo:rsid="0008e496" officeooo:paragraph-rsid="0008e496"/>
    </style:style>
    <style:style style:name="P6" style:family="paragraph" style:parent-style-name="Heading_20_3">
      <style:text-properties fo:language="en" fo:country="US" officeooo:rsid="0008e496" officeooo:paragraph-rsid="0008e496"/>
    </style:style>
    <style:style style:name="P7" style:family="paragraph" style:parent-style-name="Text_20_body">
      <style:text-properties style:font-name="FreeSerif" fo:language="en" fo:country="US" officeooo:rsid="000e42b9" officeooo:paragraph-rsid="000e42b9"/>
    </style:style>
    <style:style style:name="P8" style:family="paragraph" style:parent-style-name="Text_20_body">
      <style:text-properties style:font-name="FreeSerif" fo:language="en" fo:country="US" officeooo:rsid="000f8514" officeooo:paragraph-rsid="000f8514"/>
    </style:style>
    <style:style style:name="P9" style:family="paragraph" style:parent-style-name="Text_20_body">
      <style:text-properties style:font-name="FreeSerif" fo:language="en" fo:country="US" officeooo:rsid="000c3b45" officeooo:paragraph-rsid="000c3b45"/>
    </style:style>
    <style:style style:name="P10" style:family="paragraph" style:parent-style-name="Text_20_body">
      <style:text-properties officeooo:paragraph-rsid="000e42b9"/>
    </style:style>
    <style:style style:name="P11" style:family="paragraph" style:parent-style-name="Text_20_body">
      <style:text-properties fo:font-style="italic" fo:font-weight="normal" officeooo:rsid="000f8514" officeooo:paragraph-rsid="000f8514" style:font-style-asian="italic" style:font-weight-asian="normal" style:font-style-complex="italic" style:font-weight-complex="normal"/>
    </style:style>
    <style:style style:name="P12" style:family="paragraph" style:parent-style-name="Text_20_body">
      <style:text-properties officeooo:paragraph-rsid="000f8514"/>
    </style:style>
    <style:style style:name="T1" style:family="text">
      <style:text-properties officeooo:rsid="000a82bc"/>
    </style:style>
    <style:style style:name="T2" style:family="text">
      <style:text-properties style:font-name="FreeSerif" fo:language="en" fo:country="US"/>
    </style:style>
    <style:style style:name="T3" style:family="text">
      <style:text-properties style:font-name="FreeSerif" fo:language="en" fo:country="US" officeooo:rsid="000e42b9"/>
    </style:style>
    <style:style style:name="T4" style:family="text">
      <style:text-properties style:font-name="FreeSerif" fo:language="en" fo:country="US" officeooo:rsid="000f8514"/>
    </style:style>
    <style:style style:name="T5" style:family="text">
      <style:text-properties officeooo:rsid="000f85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Design Patterns</text:h>
      <text:h text:style-name="P6" text:outline-level="3">Factory Pattern</text:h>
      <text:p text:style-name="P11"><text:span text:style-name="T3">W</text:span><text:span text:style-name="T2">hen should you use the Factory Pattern?</text:span></text:p>
      <text:p text:style-name="P4"><text:span text:style-name="T3">Isolate the creation of an object from the code that needs it. I shouldn’t create a</text:span><text:span text:style-name="T4">n </text:span><text:span text:style-name="T3"><text:s/>object and use it at the same time! </text:span><text:span text:style-name="T4">The factory will return new objects instead. </text:span></text:p>
      <text:p text:style-name="P8">The factory pattern provide for us the capability to choose classes at run-time, provided that they all share a common super-class. </text:p>
      <text:p text:style-name="P12"><text:span text:style-name="T4">The factory pattern can be used to centralize class selection. </text:span></text:p>
      <text:p text:style-name="P2">Scenario: Let’s say we want to use a TextFetcher class to display text every time we visit a new page. What happens if the TextFetcher is directly connected to the database? </text:p>
      <text:p text:style-name="P4"><text:span text:style-name="T3">When we go to the new page, the TextFetcher class will create a database connection object </text:span><text:bookmark-start text:name="__DdeLink__194_4120940846"/><text:span text:style-name="T3">DatabaseConnection</text:span><text:bookmark-end text:name="__DdeLink__194_4120940846"/><text:span text:style-name="T3"> and fetch the text from that object. This results in repeated calls to the database each time we visit a new page. What happens if we can’t connect to the database? The TextFetcher fails.</text:span></text:p>
      <text:p text:style-name="P2">To solve this issue we can isolate the creation of database connection object from the user of the object, and make the DatabaseConnection implement an interface called DataFactory. If we now create another object called TextCaching and implement DataFactory. <text:s/>We can let TextFetcher say “give me text, but I don’t care where it comes from”. </text:p>
      <text:p text:style-name="Text_20_body"/>
      <text:p text:style-name="Text_20_body">P<text:span text:style-name="T1">roblem: Who should be responsible for creating objects when there are special considerations, such as complex creation logic, a desire to separate the creation responsibilities for better cohesion, and so forth? </text:span></text:p>
      <text:p text:style-name="P1">The Factory is often called a Pure Fabrication object, and it’s only job is to handle the creation of objects. This is </text:p>
      <text:p text:style-name="P1"/>
      <text:p text:style-name="P1"/>
      <text:h text:style-name="P6" text:outline-level="3">Model View Controller</text:h>
      <text:p text:style-name="P3">Tex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fo:language="en" fo:country="US" officeooo:rsid="0008e49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2.25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style:font-size-asian="19.25pt" style:font-weight-asian="bold" style:font-size-complex="2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12:44.240860239</meta:creation-date>
    <dc:date>2020-02-12T13:03:55.588124088</dc:date>
    <meta:editing-duration>PT1H6M13S</meta:editing-duration>
    <meta:editing-cycles>6</meta:editing-cycles>
    <meta:generator>LibreOffice/6.3.4.2.0$Linux_X86_64 LibreOffice_project/30$Build-2</meta:generator>
    <meta:document-statistic meta:table-count="0" meta:image-count="0" meta:object-count="0" meta:page-count="1" meta:paragraph-count="13" meta:word-count="267" meta:character-count="1602" meta:non-whitespace-character-count="1339"/>
  </office:meta>
</office:document-meta>
</file>